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MR10" svg:font-family="CMR10"/>
    <style:font-face style:name="Lohit Hindi1" svg:font-family="'Lohit Hindi'"/>
    <style:font-face style:name="OpenSymbol" svg:font-family="OpenSymbol"/>
    <style:font-face style:name="Liberation Serif" svg:font-family="'Liberation Serif'" style:font-family-generic="roman" style:font-pitch="variable"/>
    <style:font-face style:name="Liberation Serif1" svg:font-family="'Liberation Serif'" style:font-adornments="Predeterminado" style:font-family-generic="roman" style:font-pitch="variable"/>
    <style:font-face style:name="Times New Roman" svg:font-family="'Times New Roman'" style:font-adornments="Normal" style:font-family-generic="roman" style:font-pitch="variable"/>
    <style:font-face style:name="Arial" svg:font-family="Arial" style:font-adornments="Negrita" style:font-family-generic="swiss"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T1" style:family="text">
      <style:text-properties style:font-name-asian="CMR10" style:font-name-complex="CMR1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Conclusiones y líneas de trabajo futuras </text:h>
      <text:p text:style-name="UBUcuerpoTrabajo">En este apartado, vamos a mencionar algunas conclusiones a las que hemos llegado despues de realizar el proyecto; algunas partes sobre las que se deberán recalcar mas adelante as como direcciones a tomar para futuros <text:span text:style-name="T1">desarrolladores que continuasen el proyecto.</text:span></text:p>
      <text:h text:style-name="Heading_20_2" text:outline-level="2">Conclusiones</text:h>
      <text:p text:style-name="UBUcuerpoTrabajo">ROS se perfila como una opción mundial para el avance de la programación robótica. En este sentido, resulta importante desarrollar competencias en el manejo de tal sistema, ya que si se pretende, en un futuro,podemos aplicar su conocimiento a muchas más áreas que el manejo de AGVs, como programar drones, o cualquier otro tipo de robots, resulta fundamental usar a la perfección este tipo de herramientas.</text:p>
      <text:p text:style-name="UBUcuerpoTrabajo">El sistema ROS se encuentra en constante desarrollo y evolución, por lo que el adecuado estudio del mismo no acaba con este proyecto, sino que representa una tarea permanente e inagotable.</text:p>
      <text:p text:style-name="UBUcuerpoTrabajo">Como hemos podido ver a lo largo de todo el proyecto, el sistema Gazebo-ROS es un sistema robótico muy completo cuenta con soporte para una gran multitud de robots y sensores existentes en el mercado, y otra de las ventajas de las que se ha hablado es de una gran comunidad que se está dedicando a mejorar día a día el sistema, así como de ampliar las compatibilidades tanto con sistemas nuevos. ROS es un sistema que en la actualidad cuenta con una gran cantidad de personas a nivel mundial que se dedican al mantenimiento y creación de nuevos repositorios, así como a la mejora del propio sistema, provocando una rápida adaptación a cualquier cambio. Respecto a la compatibilidad, ROS es casi totalmente compatible con repositorios antiguos, lo que nos permite utilizar la programación que ya tenemos de otros sistemas y portarlos a este, permitiéndonos mover esta programación a casi cualquier máquina, como único pero encontraremos que a día de hoy solo pueden asegurar el correcto funcionamiento de ROS en sistemas GNU (Linux) y MAC OS X, y se están encontrando con algunos fallos de programación en sistemas Windows y Raspberry Pi, este último debido a que es un sistema totalmente nuevo y aún poco extendido.</text:p>
      <text:p text:style-name="UBUcuerpoTrabajo"><text:s/>El principal problema que puedo encontrar a este sistema, es que hoy en día cualquier fundación o sistema de este tipo necesita unos recursos bastante abundantes que son muy difíciles de cubrir con donaciones, y con pequeñas contribuciones por parte de empresas privadas, lo que puede llevar a que en épocas de crisis o con una competencia fuerte las empresas y socios prefieran invertir ese dinero en otros sistemas, pudiendo llegar a la descontinuación de ROS provocando la migración obligatoria a otros sistemas. </text:p>
      <text:p text:style-name="UBUcuerpoTrabajo">En general el podemos decir que implantar Gazebo-ROS en las empresas de logística es claramente beneficioso puesto que podemos simular un mundo similar al real y evitar cometer fallos que en la realidad podrían ser fatales, de tal manera que una buena programación de un robot simulado puede servirnos de la misma manera para un robot real, por lo que todo serían ventajas.</text:p>
      <text:h text:style-name="Heading_20_2" text:outline-level="2">Lineas de trabajo Futuras </text:h>
      <text:p text:style-name="UBUcuerpoTrabajo">Como futuros proyectos propuestos se podría dividir en dos vertientes, una mas teórica, en la cual se pueden desarrollar robots en los entornos virtuales descritos en este documento, e incluso diseñar un robot similar a los generados en una empresa de logística interna, para comprobar que todo el programa funcionan de forma correcta,y una vertiente real, donde se vaya utilizando ROS para generar el código necesario para mover un robot real, al que se le pueden ir añadiendo mas funciones con el paso del tiempo. Por supuesto estas dos vertientes pueden ser complementaria, <text:soft-page-break/>ya que lo ideal sería generar un robot en el sistema virtual, probar que todo el código es completamente funcional, y luego cargarlo en nuestro robot real. </text:p>
      <text:h text:style-name="Heading_20_3" text:outline-level="3">Robot en entorno virtual</text:h>
      <text:p text:style-name="UBUcuerpoTrabajo">Diseñar el propio robot de la empresa, con sus mismas características físicas, y visuales, de tal manera que su comportamiento en el simulador debería de ser similar al de un robot real, deberíamos incorporarle los mismos sensores que tiene el robot real, y sus trayectorias ante las mismas fuerzas debería de ser igual.</text:p>
      <text:h text:style-name="Heading_20_3" text:outline-level="3">Robot en un entorno real </text:h>
      <text:p text:style-name="UBUcuerpoTrabajo">Utilizar ROS en un robot ya creado de la galería que dispone Gazebo, y generar un código válido para poder mover un robot real, más tarde se podría entrar a manejar sus sensores también desde ROS, y así hasta tener el robot real completamente manejado por el sistema para robots RO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MR10" svg:font-family="CMR10"/>
    <style:font-face style:name="Lohit Hindi1" svg:font-family="'Lohit Hindi'"/>
    <style:font-face style:name="OpenSymbol" svg:font-family="OpenSymbol"/>
    <style:font-face style:name="Liberation Serif" svg:font-family="'Liberation Serif'" style:font-family-generic="roman" style:font-pitch="variable"/>
    <style:font-face style:name="Liberation Serif1" svg:font-family="'Liberation Serif'" style:font-adornments="Predeterminado" style:font-family-generic="roman" style:font-pitch="variable"/>
    <style:font-face style:name="Times New Roman" svg:font-family="'Times New Roman'" style:font-adornments="Normal" style:font-family-generic="roman" style:font-pitch="variable"/>
    <style:font-face style:name="Arial" svg:font-family="Arial" style:font-adornments="Negrita" style:font-family-generic="swiss"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UBUcuerpoTrabajo" style:family="paragraph" style:parent-style-name="Text_20_body" style:class="text">
      <style:paragraph-properties fo:margin-left="0cm" fo:margin-right="0cm" fo:margin-top="0cm" fo:margin-bottom="0.199cm" fo:text-indent="0.499cm" style:auto-text-indent="false"/>
      <style:text-properties style:font-name="Liberation Serif1" style:font-size-asian="10.5pt"/>
    </style:style>
    <style:style style:name="Heading_20_1" style:display-name="Heading 1" style:family="paragraph" style:parent-style-name="Heading" style:next-style-name="UBUcuerpoTrabajo" style:default-outline-level="1" style:class="text" style:master-page-name="">
      <style:paragraph-properties fo:margin-left="0.75cm" fo:margin-right="0cm" fo:margin-top="0.801cm" fo:margin-bottom="0.199cm" fo:text-indent="-0.25cm" style:auto-text-indent="false" style:page-number="auto">
        <style:tab-stops/>
      </style:paragraph-properties>
      <style:text-properties fo:font-variant="small-caps" style:font-name="Arial" fo:font-size="16pt"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paragraph-properties fo:margin-left="0.75cm" fo:margin-right="0cm" fo:margin-top="0.6cm" fo:margin-bottom="0.199cm" fo:text-indent="-0.25cm" style:auto-text-indent="false">
        <style:tab-stops/>
      </style:paragraph-properties>
      <style:text-properties style:font-name="Arial" fo:font-size="15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0.75cm" fo:margin-right="0cm" fo:margin-top="0.42cm" fo:margin-bottom="0.199cm" fo:text-indent="-0.25cm" style:auto-text-indent="false" fo:background-color="transparent" style:shadow="none">
        <style:tab-stops/>
        <style:background-image/>
      </style:paragraph-properties>
      <style:text-properties style:font-name="Arial" fo:font-size="14pt" fo:font-weight="bold" style:font-size-asian="14pt" style:font-weight-asian="bold" style:font-size-complex="14pt" style:font-weight-complex="bold"/>
    </style:style>
    <style:style style:name="Addressee" style:family="paragraph" style:parent-style-name="Standard" style:class="extra">
      <style:paragraph-properties fo:margin-top="0cm" fo:margin-bottom="0.106cm" text:number-lines="false" text:line-number="0"/>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499cm" fo:margin-left="3cm" fo:margin-right="1.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number:date-style style:name="N103">
      <number:day number:style="long"/>
      <number:text>/</number:text>
      <number:month number:textual="true"/>
      <number:text>/</number:text>
      <number:year/>
    </number:date-style>
  </office:automatic-styles>
  <office:master-styles>
    <style:master-page style:name="Standard" style:page-layout-name="Mpm1">
      <style:footer>
        <text:p text:style-name="Footer"><text:file-name text:display="name-and-extension">7_Conclusiones.odt</text:file-name> v.<text:editing-cycles>14</text:editing-cycles> <text:title/><text:modification-date style:data-style-name="N103">30/jun/17</text:modification-date><text:tab/><text:tab/><text:page-number text:select-page="current">2</text:page-number>/<text:page-count>2</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pa </meta:initial-creator>
    <meta:creation-date>2014-01-25T22:10:31</meta:creation-date>
    <meta:generator>OpenOffice/4.1.3$Win32 OpenOffice.org_project/413m1$Build-9783</meta:generator>
    <dc:date>2017-06-30T11:34:47.33</dc:date>
    <dc:creator>Carmelo Basconcillos Reyero</dc:creator>
    <meta:editing-duration>PT1H1M8S</meta:editing-duration>
    <meta:editing-cycles>14</meta:editing-cycles>
    <meta:document-statistic meta:table-count="0" meta:image-count="0" meta:object-count="0" meta:page-count="2" meta:paragraph-count="15" meta:word-count="737" meta:character-count="4463"/>
  </office:meta>
</office:document-meta>
</file>